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97cm" fo:border="none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="none" style:writing-mode="lr-tb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="none" style:writing-mode="lr-tb"/>
    </style:style>
    <style:style style:name="Table1.B1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97cm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97cm" fo:border="none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97cm" fo:border="none" style:writing-mode="lr-tb"/>
    </style:style>
    <style:style style:name="Table1.B3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 loext:hyphenation-no-caps="false"/>
    </style:style>
    <style:style style:name="P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8a4823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8a4823" officeooo:paragraph-rsid="008a4823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8a4823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fo:font-style="normal" officeooo:paragraph-rsid="006c39f7" style:font-size-asian="9pt" style:font-style-asian="normal" style:font-size-complex="9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891f2b" style:font-size-asian="9pt" style:font-style-asian="normal" style:font-size-complex="9pt" style:font-style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891f2b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style:font-name="Alexander" fo:font-size="9pt" fo:font-style="normal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19740b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aaa17" officeooo:paragraph-rsid="0080f739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7f64e9" officeooo:paragraph-rsid="007f64e9" style:font-size-asian="9pt" style:font-style-asian="normal" style:font-size-complex="9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820de3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92b0a" officeooo:paragraph-rsid="00891f2b" style:font-size-asian="9pt" style:font-style-asian="normal" style:font-size-complex="9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54e96" officeooo:paragraph-rsid="00891f2b" style:font-size-asian="9pt" style:font-style-asian="normal" style:font-size-complex="9pt" style:font-style-complex="normal"/>
    </style:style>
    <style:style style:name="P6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fo:font-weight="normal" officeooo:rsid="00820de3" officeooo:paragraph-rsid="008a4823" style:letter-kerning="true" style:font-name-asian="BAAAAA+TimesNewRomanPS-ItalicMT" style:font-size-asian="8pt" style:language-asian="zxx" style:country-asian="none" style:font-style-asian="italic" style:font-weight-asian="normal" style:font-name-complex="BAAAAA+TimesNewRomanPS-ItalicMT" style:font-size-complex="8pt" style:language-complex="zxx" style:country-complex="none" style:font-style-complex="italic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officeooo:rsid="00654e96" officeooo:paragraph-rsid="00654e9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4" style:family="paragraph" style:parent-style-name="CV_20_Table_20_Entry">
      <style:text-properties officeooo:paragraph-rsid="008a4823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22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officeooo:rsid="0046b684"/>
    </style:style>
    <style:style style:name="T26" style:family="text">
      <style:text-properties officeooo:rsid="004e5079"/>
    </style:style>
    <style:style style:name="T27" style:family="text">
      <style:text-properties fo:font-style="normal" officeooo:rsid="005035a7" style:font-style-asian="normal" style:font-style-complex="normal"/>
    </style:style>
    <style:style style:name="T28" style:family="text">
      <style:text-properties fo:font-style="normal" officeooo:rsid="00550d27" style:font-style-asian="normal" style:font-style-complex="normal"/>
    </style:style>
    <style:style style:name="T29" style:family="text">
      <style:text-properties fo:font-style="normal" officeooo:rsid="0055adaf" style:font-style-asian="normal" style:font-style-complex="normal"/>
    </style:style>
    <style:style style:name="T30" style:family="text">
      <style:text-properties fo:font-style="normal" officeooo:rsid="006866c2" style:font-style-asian="normal" style:font-style-complex="normal"/>
    </style:style>
    <style:style style:name="T31" style:family="text">
      <style:text-properties fo:font-style="normal" officeooo:rsid="0051e7e6" style:font-style-asian="normal" style:font-style-complex="normal"/>
    </style:style>
    <style:style style:name="T32" style:family="text">
      <style:text-properties officeooo:rsid="005707f5"/>
    </style:style>
    <style:style style:name="T33" style:family="text">
      <style:text-properties officeooo:rsid="00641b0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3d47" style:font-weight-asian="normal" style:font-weight-complex="normal"/>
    </style:style>
    <style:style style:name="T36" style:family="text">
      <style:text-properties fo:font-weight="normal" officeooo:rsid="00641b00" style:font-weight-asian="normal" style:font-weight-complex="normal"/>
    </style:style>
    <style:style style:name="T37" style:family="text">
      <style:text-properties officeooo:rsid="006866c2"/>
    </style:style>
    <style:style style:name="T38" style:family="text">
      <style:text-properties officeooo:rsid="006c39f7"/>
    </style:style>
    <style:style style:name="T39" style:family="text">
      <style:text-properties officeooo:rsid="006d7a09"/>
    </style:style>
    <style:style style:name="T40" style:family="text">
      <style:text-properties officeooo:rsid="006eb873"/>
    </style:style>
    <style:style style:name="T41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2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3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4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officeooo:rsid="0072f6c3"/>
    </style:style>
    <style:style style:name="T46" style:family="text">
      <style:text-properties officeooo:rsid="00743f95"/>
    </style:style>
    <style:style style:name="T47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48" style:family="text">
      <style:text-properties style:use-window-font-color="true" style:font-name="Liberation Serif" fo:font-size="9pt" fo:language="en" fo:country="US" fo:font-style="normal" officeooo:rsid="016d25fb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T49" style:family="text">
      <style:text-properties officeooo:rsid="007e56f9"/>
    </style:style>
    <style:style style:name="T50" style:family="text">
      <style:text-properties fo:language="en" fo:country="GB"/>
    </style:style>
    <style:style style:name="T51" style:family="text">
      <style:text-properties fo:language="en" fo:country="GB" officeooo:rsid="008a4823"/>
    </style:style>
    <style:style style:name="T52" style:family="text">
      <style:text-properties officeooo:rsid="00692b0a"/>
    </style:style>
    <style:style style:name="T53" style:family="text">
      <style:text-properties officeooo:rsid="007f64e9"/>
    </style:style>
    <style:style style:name="T54" style:family="text">
      <style:text-properties officeooo:rsid="00802b61"/>
    </style:style>
    <style:style style:name="T55" style:family="text">
      <style:text-properties officeooo:rsid="00820de3"/>
    </style:style>
    <style:style style:name="T56" style:family="text">
      <style:text-properties officeooo:rsid="00839735"/>
    </style:style>
    <style:style style:name="T57" style:family="text">
      <style:text-properties officeooo:rsid="0086982a"/>
    </style:style>
    <style:style style:name="T58" style:family="text">
      <style:text-properties officeooo:rsid="00891f2b"/>
    </style:style>
    <style:style style:name="T59" style:family="text">
      <style:text-properties officeooo:rsid="008a4823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16d25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Alexei Znamensky</text:p>
      <text:p text:style-name="P14">Curriculum Vitæ</text:p>
      <text:p text:style-name="P13"/>
      <text:p text:style-name="P26"><text:span text:style-name="T27">+</text:span><text:span text:style-name="T30">64</text:span><text:span text:style-name="T27"> </text:span><text:span text:style-name="T30">27</text:span><text:span text:style-name="T27"> </text:span><text:span text:style-name="T30">204-4318</text:span><text:span text:style-name="T27"> | </text:span><text:a xlink:type="simple" xlink:href="mailto:russoz@gmail.com" text:style-name="Internet_20_link" text:visited-style-name="Visited_20_Internet_20_Link"><text:span text:style-name="T27">russoz@gmail.com</text:span></text:a><text:span text:style-name="T27"> | </text:span><text:span text:style-name="T28">Skype: russoz</text:span></text:p>
      <text:p text:style-name="P27"><text:a xlink:type="simple" xlink:href="https://linkedin.com/in/alexeiz" text:style-name="Internet_20_link" text:visited-style-name="Visited_20_Internet_20_Link"><text:span text:style-name="T30">https://linkedin.com/in/alexeiz</text:span></text:a><text:span text:style-name="T27"> </text:span><text:span text:style-name="T28">| </text:span><text:a xlink:type="simple" xlink:href="https://github.com/russoz" text:style-name="Internet_20_link" text:visited-style-name="Visited_20_Internet_20_Link"><text:span text:style-name="T31">https://github.com/russoz</text:span></text:a><text:span text:style-name="T31"> | </text:span><text:a xlink:type="simple" xlink:href="https://www.facebook.com/alexei.znamensky" text:style-name="Internet_20_link" text:visited-style-name="Visited_20_Internet_20_Link"><text:span text:style-name="T29">https://www.facebook.com/alexei.znamensky</text:span></text:a>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Objective</text:p>
          </table:table-cell>
          <table:table-cell table:style-name="Table1.B1" office:value-type="string">
            <text:p text:style-name="CV_20_Table_20_Entry">To <text:span text:style-name="T58">innovate</text:span>, to dismantle &amp; build source-code and business processes </text:p>
          </table:table-cell>
        </table:table-row>
        <table:table-row table:style-name="Table1.2">
          <table:table-cell table:style-name="Table1.A28" office:value-type="string">
            <text:p text:style-name="P34"/>
          </table:table-cell>
          <table:table-cell table:style-name="Table1.B25" office:value-type="string">
            <text:p text:style-name="P47"/>
          </table:table-cell>
        </table:table-row>
        <table:table-row table:style-name="Table1.3">
          <table:table-cell table:style-name="Table1.A1" office:value-type="string">
            <text:p text:style-name="P41">Skills</text:p>
          </table:table-cell>
          <table:table-cell table:style-name="Table1.B3" office:value-type="string">
            <text:p text:style-name="P47"/>
          </table:table-cell>
        </table:table-row>
        <table:table-row table:style-name="Table1.4">
          <table:table-cell table:style-name="Table1.A28" office:value-type="string">
            <text:p text:style-name="P36">DevOps</text:p>
          </table:table-cell>
          <table:table-cell table:style-name="Table1.B28" office:value-type="string">
            <text:p text:style-name="P56">Designing, improving &amp; automating build, <text:span text:style-name="T55">test</text:span> and deployment processes</text:p>
            <text:p text:style-name="P57">Atlassian stack: Jira, Bitbucket/<text:span text:style-name="T38">Stash</text:span>, Bamboo, Crucible/Fisheye, Hipchat</text:p>
            <text:p text:style-name="P57">Also some experience with Jenkins</text:p>
            <text:p text:style-name="P58"><text:span text:style-name="T55">Advanced</text:span> experience writing unit and<text:span text:style-name="T55"> </text:span>integration tests</text:p>
            <text:p text:style-name="P59"><text:span text:style-name="T57">Advanced</text:span> experience with <text:span text:style-name="T49">ansible (some contact with puppet &amp; chef as well)</text:span></text:p>
            <text:p text:style-name="P21"><text:span text:style-name="T52">Intermediate </text:span>experience with <text:span text:style-name="T56">D</text:span>ocker <text:span text:style-name="T49">&amp; Kubernetes</text:span></text:p>
            <text:p text:style-name="P59">Intermediate experience with <text:span text:style-name="T57">V</text:span>agrant</text:p>
            <text:p text:style-name="P60">Basic experience with AWS management</text:p>
          </table:table-cell>
        </table:table-row>
        <table:table-row table:style-name="Table1.5">
          <table:table-cell table:style-name="Table1.A28" office:value-type="string">
            <text:p text:style-name="P35">Support</text:p>
          </table:table-cell>
          <table:table-cell table:style-name="Table1.B28" office:value-type="string">
            <text:p text:style-name="P52">Systems monitoring <text:span text:style-name="T26">(mostly icinga, </text:span>nagios <text:span text:style-name="T26">&amp;</text:span> zabbix<text:span text:style-name="T26">)</text:span></text:p>
            <text:p text:style-name="P55">JIRA administration</text:p>
            <text:p text:style-name="P52">Automati<text:span text:style-name="T19">on of</text:span> first-response to incidents with remediation systems</text:p>
          </table:table-cell>
        </table:table-row>
        <table:table-row table:style-name="Table1.6">
          <table:table-cell table:style-name="Table1.A28" office:value-type="string">
            <text:p text:style-name="P34">Development</text:p>
          </table:table-cell>
          <table:table-cell table:style-name="Table1.B28" office:value-type="string">
            <text:p text:style-name="P19">Advanced experience with python &amp; bash</text:p>
            <text:p text:style-name="P18"><text:span text:style-name="T54">Intermediate e</text:span>xperience with Java Enterprise <text:span text:style-name="T37">for over 15 years</text:span></text:p>
            <text:p text:style-name="P20"><text:span text:style-name="T49">Intermediate</text:span> experience with Functional programming</text:p>
            <text:p text:style-name="P53">Security-aware mindset (though not a specialist in the field)</text:p>
            <text:p text:style-name="P54">Queue systems: Rabbit<text:span text:style-name="T49">MQ, </text:span>IBM MQ</text:p>
          </table:table-cell>
        </table:table-row>
        <table:table-row table:style-name="Table1.7">
          <table:table-cell table:style-name="Table1.A28" office:value-type="string">
            <text:p text:style-name="P35">Systems &amp; Applications Administration</text:p>
          </table:table-cell>
          <table:table-cell table:style-name="Table1.B28" office:value-type="string">
            <text:p text:style-name="P50">Unix/Linux administration since 1995 <text:span text:style-name="T25">(Solaris, IRIX, AIX, Debian, RedHat, Ubuntu)</text:span></text:p>
            <text:p text:style-name="P51"><text:span text:style-name="T18">A</text:span>ssessing and tuning <text:span text:style-name="T18">SO and apps </text:span>performance</text:p>
            <text:p text:style-name="P50"><text:span text:style-name="T18">I</text:span>nstalling, configuring, <text:span text:style-name="T13">programming</text:span> and managing <text:span text:style-name="T17">Java-based application servers</text:span></text:p>
            <text:p text:style-name="P52">Large experience in troubleshooting</text:p>
          </table:table-cell>
        </table:table-row>
        <table:table-row table:style-name="Table1.8">
          <table:table-cell table:style-name="Table1.A28" office:value-type="string">
            <text:p text:style-name="P34">Training</text:p>
          </table:table-cell>
          <table:table-cell table:style-name="Table1.B28" office:value-type="string">
            <text:p text:style-name="P49"><text:span text:style-name="T7">E</text:span>xperience in <text:span text:style-name="T8">teaching</text:span> <text:span text:style-name="T7">technical courses since 1998</text:span></text:p>
          </table:table-cell>
        </table:table-row>
        <table:table-row table:style-name="Table1.9">
          <table:table-cell table:style-name="Table1.A28" office:value-type="string">
            <text:p text:style-name="P34">Languages</text:p>
          </table:table-cell>
          <table:table-cell table:style-name="Table1.B28" office:value-type="string">
            <text:p text:style-name="P17">Portuguese: Fluent (native)</text:p>
            <text:p text:style-name="P16">English: Fluent (reading, writing, speaking)</text:p>
            <text:p text:style-name="P48">Spanish: <text:span text:style-name="T20">Advanced</text:span> (reading, <text:span text:style-name="T1">writing, </text:span>speaking)</text:p>
          </table:table-cell>
        </table:table-row>
        <table:table-row table:style-name="Table1.10">
          <table:table-cell table:style-name="Table1.A28" office:value-type="string">
            <text:p text:style-name="P34"/>
          </table:table-cell>
          <table:table-cell table:style-name="Table1.B25" office:value-type="string">
            <text:p text:style-name="P15"/>
          </table:table-cell>
        </table:table-row>
        <table:table-row table:style-name="Table1.11">
          <table:table-cell table:style-name="Table1.A1" office:value-type="string">
            <text:p text:style-name="P41">Experience</text:p>
          </table:table-cell>
          <table:table-cell table:style-name="Table1.B1" office:value-type="string">
            <text:p text:style-name="P37"><text:span text:style-name="T41">(</text:span><text:span text:style-name="T44">Highlights only, f</text:span><text:span text:style-name="T41">ull listing at</text:span><text:span text:style-name="T42"> </text:span><text:a xlink:type="simple" xlink:href="https://linkedin.com/in/alexeiz" text:style-name="Internet_20_link" text:visited-style-name="Visited_20_Internet_20_Link">Linkedin</text:a><text:span text:style-name="T43">)</text:span></text:p>
          </table:table-cell>
        </table:table-row>
        <table:table-row table:style-name="Table1.12">
          <table:table-cell table:style-name="Table1.A28" office:value-type="string">
            <text:p text:style-name="P63"><text:span text:style-name="T60">timbre Digital</text:span></text:p>
            <text:p text:style-name="P5">Delivery Services Engineer</text:p>
            <text:p text:style-name="P5">Auckland, NEW ZEALAND</text:p>
            <text:p text:style-name="P32"><text:span text:style-name="T33">Feb/2017</text:span> – <text:span text:style-name="T33">Current</text:span></text:p>
          </table:table-cell>
          <table:table-cell table:style-name="Table1.B28" office:value-type="string">
            <text:p text:style-name="P64"><text:span text:style-name="T48">R</text:span><text:span text:style-name="T59">esponsible for </text:span><text:span text:style-name="T54">continuously </text:span><text:span text:style-name="T59">improving business and technical processes within the IT Operations area, by </text:span><text:span text:style-name="T51">optimising</text:span><text:span text:style-name="T59"> </text:span><text:span text:style-name="T54">such processes and/or developing supporting systems. In </text:span><text:span text:style-name="T59">2020</text:span><text:span text:style-name="T54">, we </text:span><text:span text:style-name="T48">have</text:span><text:span text:style-name="T54"> </text:span><text:span text:style-name="T48">delivered</text:span><text:span text:style-name="T54"> a system for automated reaction to events, to be used primarily for self-remediation of monitoring alerts. On a second phase, to automate business processes.</text:span></text:p>
            <text:p text:style-name="CV_20_Table_20_Entry"/>
            <text:p text:style-name="CV_20_Table_20_Entry"><text:span text:style-name="T48">Also part of a team </text:span><text:span text:style-name="T49">r</text:span>esponsible for providing <text:span text:style-name="T39">tools and processes for</text:span> the build and deployment process at global scale. <text:span text:style-name="T39">Mostly using Atlassian stack plus a number of in-house developed python applications.</text:span></text:p>
          </table:table-cell>
        </table:table-row>
        <table:table-row table:style-name="Table1.13">
          <table:table-cell table:style-name="Table1.A28" office:value-type="string">
            <text:p text:style-name="P24">Movile</text:p>
            <text:p text:style-name="P3">Reliability Manager</text:p>
            <text:p text:style-name="P8"><text:span text:style-name="T21">Campinas, </text:span><text:span text:style-name="T22">BRAZIL</text:span></text:p>
            <text:p text:style-name="P9"><text:span text:style-name="T34">Oct/2012 – </text:span><text:span text:style-name="T36">Sep</text:span><text:span text:style-name="T35">/201</text:span><text:span text:style-name="T36">6</text:span></text:p>
            <text:p text:style-name="P10"><text:span text:style-name="T24">Buenos Aires, </text:span><text:span text:style-name="T23">ARGENTINA</text:span></text:p>
            <text:p text:style-name="P62">Apr/2014 - Apr/2016</text:p>
          </table:table-cell>
          <table:table-cell table:style-name="Table1.B28" office:value-type="string">
            <text:p text:style-name="CV_20_Table_20_Entry">Responsible <text:span text:style-name="T12">for the Reliability area, leveraging services and tools to sustain a 150 million transactions/day operation, 24x7x365. Implemented alarms remediation, and improved response times for 2</text:span><text:span text:style-name="T16">nd</text:span><text:span text:style-name="T12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CV_20_Table_20_Entry">Automated many workflows, created and destroyed a number of processes for the team. Reinvented the team a couple of times, interviewed some hundreds of people. <text:span text:style-name="T14">Implemented agile patterns like Kanban.</text:span></text:p>
          </table:table-cell>
        </table:table-row>
        <table:table-row table:style-name="Table1.14">
          <table:table-cell table:style-name="Table1.A28" office:value-type="string">
            <text:p text:style-name="P24">IBM Brazil</text:p>
            <text:p text:style-name="P4">Senior IT Specialist</text:p>
            <text:p text:style-name="P29">2011 – 2012</text:p>
          </table:table-cell>
          <table:table-cell table:style-name="Table1.B28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5">
          <table:table-cell table:style-name="Table1.A28" office:value-type="string">
            <text:p text:style-name="P24">Cognizant</text:p>
            <text:p text:style-name="P30">Senior Support Analyst</text:p>
            <text:p text:style-name="P31">2009 – 2011</text:p>
          </table:table-cell>
          <table:table-cell table:style-name="Table1.B28" office:value-type="string">
            <text:p text:style-name="CV_20_Table_20_Entry"><text:span text:style-name="T11">A</text:span>llocated full-time at Avon Cosmetics Brazil. <text:span text:style-name="T11">IBM WAS A</text:span>dministrator <text:span text:style-name="T15">multi-</text:span>platforms <text:span text:style-name="T15">(except z/OS), providing support for development teams in 3 continents. Did some Linux and AIX administration, using server configuration automation with cfengine.</text:span></text:p>
          </table:table-cell>
        </table:table-row>
        <text:soft-page-break/>
        <table:table-row table:style-name="Table1.16">
          <table:table-cell table:style-name="Table1.A28" office:value-type="string">
            <text:p text:style-name="P24">IBM Brazil</text:p>
            <text:p text:style-name="P4">Senior IT Specialist</text:p>
            <text:p text:style-name="P29">2005 – 2009</text:p>
          </table:table-cell>
          <table:table-cell table:style-name="Table1.B28" office:value-type="string">
            <text:p text:style-name="CV_20_Table_20_Entry"><text:span text:style-name="T46">W</text:span>orked in a handful different projects, <text:span text:style-name="T15">eventually leading the administration team in some of them, maintaining, </text:span>building and deploying J2EE applications, <text:span text:style-name="T15">providing </text:span>level 3 support for <text:span text:style-name="T15">IBM off-shore projects using IBM WAS</text:span> v5.x &amp; v6.x, Portal Server v6.x, <text:span text:style-name="T15">along with dev and content </text:span>teams in Brazil, USA, India and Europe.</text:p>
          </table:table-cell>
        </table:table-row>
        <table:table-row table:style-name="Table1.17">
          <table:table-cell table:style-name="Table1.A28" office:value-type="string">
            <text:p text:style-name="P23">LSI-EPUSP</text:p>
            <text:p text:style-name="P4">System Administrator</text:p>
            <text:p text:style-name="P29">1994 – 1999</text:p>
          </table:table-cell>
          <table:table-cell table:style-name="Table1.B28" office:value-type="string">
            <text:p text:style-name="CV_20_Table_20_Entry"><text:span text:style-name="T9">Systems, Networking &amp; Security Administrator, working with </text:span>Solaris, IRIX, Linux and AIX</text:p>
            <text:p text:style-name="CV_20_Table_20_Entry">Unix <text:span text:style-name="T46">Instructor</text:span></text:p>
            <text:p text:style-name="CV_20_Table_20_Entry">Intern – Parallel Computing <text:span text:style-name="T10">D</text:span>evelopment</text:p>
          </table:table-cell>
        </table:table-row>
        <table:table-row table:style-name="Table1.18">
          <table:table-cell table:style-name="Table1.A28" office:value-type="string">
            <text:p text:style-name="P34"/>
          </table:table-cell>
          <table:table-cell table:style-name="Table1.B25" office:value-type="string">
            <text:p text:style-name="P39"/>
          </table:table-cell>
        </table:table-row>
        <table:table-row table:style-name="Table1.19">
          <table:table-cell table:style-name="Table1.A21" office:value-type="string">
            <text:p text:style-name="P41">Communities</text:p>
          </table:table-cell>
          <table:table-cell table:style-name="Table1.B25" office:value-type="string">
            <text:p text:style-name="P38"/>
          </table:table-cell>
        </table:table-row>
        <table:table-row table:style-name="Table1.20">
          <table:table-cell table:style-name="Table1.A21" office:value-type="string">
            <text:p text:style-name="P2">S<text:span text:style-name="T40">ão </text:span>Paulo Perl Mongers</text:p>
            <text:p text:style-name="P22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28"><text:span text:style-name="T6">since </text:span>May/2008</text:p>
          </table:table-cell>
          <table:table-cell table:style-name="Table1.B25" office:value-type="string">
            <text:p text:style-name="CV_20_Table_20_Entry">Active member since 2008</text:p>
            <text:p text:style-name="CV_20_Table_20_Entry"><text:span text:style-name="T5">Group l</text:span>eader <text:span text:style-name="T5">(</text:span>May/2011 –<text:span text:style-name="T5"> </text:span>Feb/2013<text:span text:style-name="T5">)</text:span></text:p>
            <text:p text:style-name="CV_20_Table_20_Entry">Author of a <text:span text:style-name="T53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1">
          <table:table-cell table:style-name="Table1.A21" office:value-type="string">
            <text:p text:style-name="P24">SouJava</text:p>
            <text:p text:style-name="P33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28"><text:span text:style-name="T6">since </text:span>Out/1998</text:p>
          </table:table-cell>
          <table:table-cell table:style-name="Table1.B25" office:value-type="string">
            <text:p text:style-name="CV_20_Table_20_Entry"><text:span text:style-name="T32">Founding member, </text:span>Organization <text:span text:style-name="T4">(Oct/1998 – Jul/2002)</text:span></text:p>
            <text:p text:style-name="CV_20_Table_20_Entry">Administration and support on events.</text:p>
            <text:p text:style-name="CV_20_Table_20_Entry">Administration of the group server www.soujava.org.br</text:p>
          </table:table-cell>
        </table:table-row>
        <table:table-row table:style-name="Table1.22">
          <table:table-cell table:style-name="Table1.A28" office:value-type="string">
            <text:p text:style-name="P34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3">
          <table:table-cell table:style-name="Table1.A28" office:value-type="string">
            <text:p text:style-name="P42">Certifications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4">
          <table:table-cell table:style-name="Table1.A28" office:value-type="string">
            <text:p text:style-name="P40"/>
          </table:table-cell>
          <table:table-cell table:style-name="Table1.B28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49">eloper</text:span> for J2EE 1.3 <text:span text:style-name="T47">on March, 19th 2004</text:span></text:p>
            <text:p text:style-name="CV_20_Table_20_Entry">Sun Certified Java Programmer for Java 1.4 <text:span text:style-name="T47">on July, 31st 2003</text:span></text:p>
            <text:p text:style-name="CV_20_Table_20_Entry">Linux Professional Institute Certification Level 2 <text:span text:style-name="T47">on June 30th 2003 (LPI000022682, 97fgfk3m5a)</text:span></text:p>
            <text:p text:style-name="CV_20_Table_20_Entry">Linux Professional Institute Certification Level 1 <text:span text:style-name="T47">on October, 23rd 2002 (LPI000022682, 4mmh2lw3lg)</text:span></text:p>
          </table:table-cell>
        </table:table-row>
        <table:table-row table:style-name="Table1.25">
          <table:table-cell table:style-name="Table1.A28" office:value-type="string">
            <text:p text:style-name="P46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6">
          <table:table-cell table:style-name="Table1.A28" office:value-type="string">
            <text:p text:style-name="P41">Education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7">
          <table:table-cell table:style-name="Table1.A28" office:value-type="string">
            <text:p text:style-name="P34">Graduated</text:p>
            <text:p text:style-name="P34">Dec 2009</text:p>
          </table:table-cell>
          <table:table-cell table:style-name="Table1.B28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8">
          <table:table-cell table:style-name="Table1.A28" office:value-type="string">
            <text:p text:style-name="P34">Not completed</text:p>
          </table:table-cell>
          <table:table-cell table:style-name="Table1.B28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9">
          <table:table-cell table:style-name="Table1.A29" office:value-type="string">
            <text:p text:style-name="P34">High School</text:p>
            <text:p text:style-name="P34">Dec 1992</text:p>
          </table:table-cell>
          <table:table-cell table:style-name="Table1.B29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31">
          <table:table-cell table:style-name="Table1.A31" office:value-type="string">
            <text:p text:style-name="P44">Other Interests</text:p>
          </table:table-cell>
          <table:table-cell table:style-name="Table1.B31" office:value-type="string">
            <text:p text:style-name="CV_20_Table_20_Entry">languages, etymology, humans, consciousness, archery, teaching, sailing, history, geography, philosophy, music, automation, open source, robots, <text:span text:style-name="T45">sci-fi, WWII. </text:span>Not necessarily in that order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>
      <style:paragraph-properties fo:text-align="start" style:justify-single-word="false" style:snap-to-layout-grid="false"/>
      <style:text-properties style:use-window-font-color="true" style:font-name="Liberation Serif" fo:font-family="'Liberation Serif'" style:font-family-generic="roman" style:font-pitch="variable" fo:font-size="9pt" fo:language="en" fo:country="US" fo:font-style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1-02-14T22:27:18.390165707">14. Feb. 2021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1-02-14T22:26:51.704454223</dc:date>
    <meta:editing-cycles>124</meta:editing-cycles>
    <meta:editing-duration>P5DT13H15M41S</meta:editing-duration>
    <meta:generator>LibreOffice/6.4.6.2$Linux_X86_64 LibreOffice_project/40$Build-2</meta:generator>
    <meta:document-statistic meta:table-count="1" meta:image-count="0" meta:object-count="0" meta:page-count="2" meta:paragraph-count="109" meta:word-count="769" meta:character-count="5710" meta:non-whitespace-character-count="5037"/>
    <meta:user-defined meta:name="Info 1"/>
    <meta:user-defined meta:name="Info 2"/>
    <meta:user-defined meta:name="Info 3"/>
    <meta:user-defined meta:name="Info 4"/>
  </office:meta>
</office:document-meta>
</file>